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823df42030" style:family="table" style:master-page-name="ta-mp-0x7f823df42030">
      <style:table-properties table:display="true" style:writing-mode="lr-tb"/>
    </style:style>
    <style:style style:name="ta-0x7f823df42220" style:family="table" style:master-page-name="ta-mp-0x7f823df422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x7f823df43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3df43a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ans"/>
    </style:style>
    <style:style style:name="ACE-0x7f823df436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94.96pt" style:use-optimal-column-width="true"/>
    </style:style>
    <style:style style:name="ACOL-2" style:family="table-column">
      <style:table-column-properties style:column-width="64.01pt" style:use-optimal-column-width="true"/>
    </style:style>
    <style:style style:name="ACOL-3" style:family="table-column">
      <style:table-column-properties style:column-width="217.64pt" style:use-optimal-column-width="true"/>
    </style:style>
    <style:style style:name="ACOL-4" style:family="table-column">
      <style:table-column-properties style:column-width="119.65pt" style:use-optimal-column-width="true"/>
    </style:style>
    <style:style style:name="ACOL-5" style:family="table-column">
      <style:table-column-properties style:column-width="103.41pt" style:use-optimal-column-width="true"/>
    </style:style>
    <style:style style:name="ACOL-6" style:family="table-column">
      <style:table-column-properties style:column-width="292.56pt" style:use-optimal-column-width="true"/>
    </style:style>
    <style:style style:name="ACOL-7" style:family="table-column"/>
    <style:style style:name="ACOL-8" style:family="table-column">
      <style:table-column-properties style:column-width="48.00pt" style:use-optimal-column-width="true"/>
    </style:style>
    <style:style style:name="ACOL-9" style:family="table-column">
      <style:table-column-properties style:column-width="147.75pt" style:use-optimal-column-width="false"/>
    </style:style>
    <style:style style:name="ACOL-10" style:family="table-column">
      <style:table-column-properties style:column-width="73.50pt" style:use-optimal-column-width="false"/>
    </style:style>
    <style:style style:name="ACOL-11" style:family="table-column">
      <style:table-column-properties style:column-width="103.50pt" style:use-optimal-column-width="false"/>
    </style:style>
    <style:style style:name="ACOL-12" style:family="table-column">
      <style:table-column-properties style:column-width="68.25pt" style:use-optimal-column-width="false"/>
    </style:style>
    <style:style style:name="ACOL-13" style:family="table-column">
      <style:table-column-properties style:column-width="81.75pt" style:use-optimal-column-width="false"/>
    </style:style>
    <style:style style:name="AROW-1" style:family="table-row">
      <style:table-row-properties style:row-height="12.10pt" style:use-optimal-row-height="true"/>
    </style:style>
    <style:style style:name="AROW-2" style:family="table-row"/>
    <style:style style:name="AROW-3" style:family="table-row">
      <style:table-row-properties style:row-height="13.50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BAJAS" table:style-name="ta-0x7f823df4203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 table:number-columns-repeated="2"/>
        <table:table-column table:style-name="ACOL-0" table:number-columns-repeated="121"/>
        <table:table-row table:style-name="AROW-1">
          <table:table-cell table:style-name="Gnumeric-default" office:value-type="string">
            <text:p>num de serie</text:p>
          </table:table-cell>
          <table:table-cell table:style-name="Gnumeric-default" office:value-type="string">
            <text:p>marca</text:p>
          </table:table-cell>
          <table:table-cell table:style-name="Gnumeric-default" office:value-type="string">
            <text:p>modelo</text:p>
          </table:table-cell>
          <table:table-cell table:style-name="Gnumeric-default" office:value-type="string">
            <text:p>tipo</text:p>
          </table:table-cell>
          <table:table-cell table:style-name="Gnumeric-default" office:value-type="string">
            <text:p>estado</text:p>
          </table:table-cell>
          <table:table-cell table:style-name="Gnumeric-default" office:value-type="string">
            <text:p>falla</text:p>
          </table:table-cell>
          <table:table-cell table:style-name="Gnumeric-default" office:value-type="string">
            <text:p>diagnostico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float" office:value="5249">
            <text:p>5249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LASERJET 3390</text:p>
          </table:table-cell>
          <table:table-cell table:style-name="Gnumeric-default" office:value-type="string">
            <text:p>MULTIFUNCIONAL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\\</text:p>
          </table:table-cell>
          <table:table-cell table:style-name="Gnumeric-default" office:value-type="string">
            <text:p>\\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mfpCNG89B99B6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LASERJET M1120</text:p>
          </table:table-cell>
          <table:table-cell table:style-name="Gnumeric-default" office:value-type="string">
            <text:p>MULTIFUNCUONAL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CNG89B99BX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LASER JET M1120 MEP</text:p>
          </table:table-cell>
          <table:table-cell table:style-name="Gnumeric-default" office:value-type="string">
            <text:p>MULTIFIUNCIONAL</text:p>
          </table:table-cell>
          <table:table-cell table:style-name="Gnumeric-default" office:value-type="string">
            <text:p>FUCION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B3P9V91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SVP</text:p>
          </table:table-cell>
          <table:table-cell table:style-name="Gnumeric-default" office:value-type="string">
            <text:p>SERVIDOR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\\</text:p>
          </table:table-cell>
          <table:table-cell table:style-name="Gnumeric-default" office:value-type="string">
            <text:p>\\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float" office:value="4272488749">
            <text:p>4272488749</text:p>
          </table:table-cell>
          <table:table-cell table:style-name="Gnumeric-default" office:value-type="string">
            <text:p>ACER</text:p>
          </table:table-cell>
          <table:table-cell table:style-name="Gnumeric-default" office:value-type="string">
            <text:p>INSPIRON 1501</text:p>
          </table:table-cell>
          <table:table-cell table:style-name="Gnumeric-default" office:value-type="string">
            <text:p>LAPTOP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N/A</text:p>
          </table:table-cell>
          <table:table-cell table:style-name="ACE-0x7f823df43a70" office:value-type="string">
            <text:p>REQUIERE MANTENIMIENTO NIVEL SOFTWARE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CNU8362148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COMPAQ 6535B</text:p>
          </table:table-cell>
          <table:table-cell table:style-name="Gnumeric-default" office:value-type="string">
            <text:p>LAPTOP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ENCIENDE PERO NO ARANCA SISTEMA NI BIOS</text:p>
          </table:table-cell>
          <table:table-cell table:style-name="Gnumeric-default" office:value-type="string">
            <text:p>REQUIERE REVISION INTERNA PARA DETERMINAR FALL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CND8416XKW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PRESARIO C 700</text:p>
          </table:table-cell>
          <table:table-cell table:style-name="Gnumeric-default" office:value-type="string">
            <text:p>LAPTOP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ENCIENDE NI RECIBE CORRIENTE DESDE CARGADOR</text:p>
          </table:table-cell>
          <table:table-cell table:style-name="Gnumeric-default" office:value-type="string">
            <text:p>REQUIERE REVISION INTERNA PARA DETERMINAR FALL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CNU9444RFS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COMPAQ 6530B</text:p>
          </table:table-cell>
          <table:table-cell table:style-name="Gnumeric-default" office:value-type="string">
            <text:p>LAPTOP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CNU9444RC2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COMPAQ 6530B</text:p>
          </table:table-cell>
          <table:table-cell table:style-name="Gnumeric-default" office:value-type="string">
            <text:p>LAPTOP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MUESTRA FALLA EN DISCO DURO</text:p>
          </table:table-cell>
          <table:table-cell table:style-name="Gnumeric-default" office:value-type="string">
            <text:p>REQUIERE CAMBIO DE DISCO DURO 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S240HL</text:p>
          </table:table-cell>
          <table:table-cell table:style-name="Gnumeric-default" office:value-type="string">
            <text:p>ACER</text:p>
          </table:table-cell>
          <table:table-cell table:style-name="Gnumeric-default" office:value-type="string">
            <text:p>S240HL ABID</text:p>
          </table:table-cell>
          <table:table-cell table:style-name="Gnumeric-default" office:value-type="string">
            <text:p>MONITOR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AS0912141479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SMART-UPS 1000</text:p>
          </table:table-cell>
          <table:table-cell table:style-name="Gnumeric-default" office:value-type="string">
            <text:p>UPS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MUESTRA SIGNOS DE CARGA</text:p>
          </table:table-cell>
          <table:table-cell table:style-name="Gnumeric-default" office:value-type="string">
            <text:p>PUEDE QUE LAS BATERIAS INTERNAS REQUIERAN REEMPLAZO 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AS1319126146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UPS 1000VA</text:p>
          </table:table-cell>
          <table:table-cell table:style-name="Gnumeric-default" office:value-type="string">
            <text:p>UPS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CE32100901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TONER(LASERJET CM1215 CP 1525) TONER</text:p>
          </table:table-cell>
          <table:table-cell table:style-name="Gnumeric-default"/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Q5949A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TONER(LASERJET 1160, 1320, 3390, 3392)</text:p>
          </table:table-cell>
          <table:table-cell table:style-name="Gnumeric-default" office:value-type="string">
            <text:p>TONER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Z7LFHCLDC00213</text:p>
          </table:table-cell>
          <table:table-cell table:style-name="Gnumeric-default" office:value-type="string">
            <text:p>SAMSUNG</text:p>
          </table:table-cell>
          <table:table-cell table:style-name="Gnumeric-default" office:value-type="string">
            <text:p>S24C300HL</text:p>
          </table:table-cell>
          <table:table-cell table:style-name="Gnumeric-default" office:value-type="string">
            <text:p>MONITOR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DN172006WG</text:p>
          </table:table-cell>
          <table:table-cell table:style-name="Gnumeric-default" office:value-type="string">
            <text:p>CISCO</text:p>
          </table:table-cell>
          <table:table-cell table:style-name="Gnumeric-default" office:value-type="string">
            <text:p>SF300-24</text:p>
          </table:table-cell>
          <table:table-cell table:style-name="Gnumeric-default" office:value-type="string">
            <text:p>CONMUTADOR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CNF9B76J9Z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LASER JET CM2320LFMFIMEP</text:p>
          </table:table-cell>
          <table:table-cell table:style-name="Gnumeric-default" office:value-type="string">
            <text:p>MULTIFIUNCIONAL</text:p>
          </table:table-cell>
          <table:table-cell table:style-name="Gnumeric-default" office:value-type="string">
            <text:p>SIN CABLE</text:p>
          </table:table-cell>
          <table:table-cell table:style-name="Gnumeric-default"/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CN75L35464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DESCKJET F4180</text:p>
          </table:table-cell>
          <table:table-cell table:style-name="Gnumeric-default" office:value-type="string">
            <text:p>MULTIFIUNCIONAL</text:p>
          </table:table-cell>
          <table:table-cell table:style-name="Gnumeric-default" office:value-type="string">
            <text:p>SIN CABLE</text:p>
          </table:table-cell>
          <table:table-cell table:style-name="Gnumeric-default"/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CN181343KL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DESCKJET 3050</text:p>
          </table:table-cell>
          <table:table-cell table:style-name="Gnumeric-default" office:value-type="string">
            <text:p>MULTIFIUNCIONAL</text:p>
          </table:table-cell>
          <table:table-cell table:style-name="Gnumeric-default" office:value-type="string">
            <text:p>SIN CABLE</text:p>
          </table:table-cell>
          <table:table-cell table:style-name="Gnumeric-default"/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R70CM I70CM0990</text:p>
          </table:table-cell>
          <table:table-cell table:style-name="Gnumeric-default" office:value-type="string">
            <text:p>FELLOWER</text:p>
          </table:table-cell>
          <table:table-cell table:style-name="Gnumeric-default" office:value-type="string">
            <text:p>XX</text:p>
          </table:table-cell>
          <table:table-cell table:style-name="Gnumeric-default" office:value-type="string">
            <text:p>TRITURADOR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PASA CORRIENTE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CN66JB410B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C3180</text:p>
          </table:table-cell>
          <table:table-cell table:style-name="Gnumeric-default" office:value-type="string">
            <text:p>MULTIFIUNCIONAL</text:p>
          </table:table-cell>
          <table:table-cell table:style-name="Gnumeric-default" office:value-type="string">
            <text:p>SIN CABLE</text:p>
          </table:table-cell>
          <table:table-cell table:style-name="Gnumeric-default"/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945A005M517700115</text:p>
          </table:table-cell>
          <table:table-cell table:style-name="Gnumeric-default" office:value-type="string">
            <text:p>TRIP-LITE</text:p>
          </table:table-cell>
          <table:table-cell table:style-name="Gnumeric-default" office:value-type="string">
            <text:p>UPS</text:p>
          </table:table-cell>
          <table:table-cell table:style-name="Gnumeric-default"/>
          <table:table-cell table:style-name="Gnumeric-default" office:value-type="string">
            <text:p>NO FUNCIONA</text:p>
          </table:table-cell>
          <table:table-cell table:style-name="Gnumeric-default" office:value-type="string">
            <text:p>REVISAR BATERIAS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3B0941X03749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RS 800</text:p>
          </table:table-cell>
          <table:table-cell table:style-name="Gnumeric-default" office:value-type="string">
            <text:p>ACUMULADOR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SB1030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RS 800</text:p>
          </table:table-cell>
          <table:table-cell table:style-name="Gnumeric-default" office:value-type="string">
            <text:p>ACUMULADOR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CARGA BATERIA(CORRIENTE)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3B0941X35955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RS 800</text:p>
          </table:table-cell>
          <table:table-cell table:style-name="Gnumeric-default" office:value-type="string">
            <text:p>ACUMULADOR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CARGA BATERIA(CORRIENTE)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3B0941X35958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RS 800</text:p>
          </table:table-cell>
          <table:table-cell table:style-name="Gnumeric-default" office:value-type="string">
            <text:p>ACUMULADOR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CARGA BATERIA (CORRIENTE)</text:p>
          </table:table-cell>
          <table:table-cell table:style-name="Gnumeric-default" office:value-type="string">
            <text:p>GENERA CORTO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3B0941X03708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RS 800</text:p>
          </table:table-cell>
          <table:table-cell table:style-name="Gnumeric-default" office:value-type="string">
            <text:p>ACUMULADOR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CARGA BATERIA (CORRIENTE)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3B0941X03685</text:p>
          </table:table-cell>
          <table:table-cell table:style-name="Gnumeric-default" office:value-type="string">
            <text:p>APS</text:p>
          </table:table-cell>
          <table:table-cell table:style-name="Gnumeric-default" office:value-type="string">
            <text:p>RS 800</text:p>
          </table:table-cell>
          <table:table-cell table:style-name="Gnumeric-default" office:value-type="string">
            <text:p>ACUMULADOR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CARGA BATERIA (CORRIENTE)</text:p>
          </table:table-cell>
          <table:table-cell table:style-name="Gnumeric-default" office:value-type="string">
            <text:p>GENERA CORTO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MXJ94803WT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COMPAQ DC 7900</text:p>
          </table:table-cell>
          <table:table-cell table:style-name="Gnumeric-default" office:value-type="string">
            <text:p>CPU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FALTA PRENDER CON MONITOR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MXJ9470712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COMPAQ DC 7900</text:p>
          </table:table-cell>
          <table:table-cell table:style-name="Gnumeric-default" office:value-type="string">
            <text:p>CPU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FALTA PRENDER CON MONITOR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SER13370214L</text:p>
          </table:table-cell>
          <table:table-cell table:style-name="Gnumeric-default" office:value-type="string">
            <text:p>CISCO</text:p>
          </table:table-cell>
          <table:table-cell table:style-name="Gnumeric-default" office:value-type="string">
            <text:p>WAP4410N</text:p>
          </table:table-cell>
          <table:table-cell table:style-name="Gnumeric-default" office:value-type="string">
            <text:p>ROUTERS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SER14280280</text:p>
          </table:table-cell>
          <table:table-cell table:style-name="Gnumeric-default" office:value-type="string">
            <text:p>CISCO</text:p>
          </table:table-cell>
          <table:table-cell table:style-name="Gnumeric-default" office:value-type="string">
            <text:p>WAP4410N</text:p>
          </table:table-cell>
          <table:table-cell table:style-name="Gnumeric-default" office:value-type="string">
            <text:p>ROUTERS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SER153205A6</text:p>
          </table:table-cell>
          <table:table-cell table:style-name="Gnumeric-default" office:value-type="string">
            <text:p>CISCO</text:p>
          </table:table-cell>
          <table:table-cell table:style-name="Gnumeric-default" office:value-type="string">
            <text:p>WAP4410N</text:p>
          </table:table-cell>
          <table:table-cell table:style-name="Gnumeric-default" office:value-type="string">
            <text:p>ROUTERS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 table:number-rows-repeated="3">
          <table:table-cell table:number-columns-repeated="128"/>
        </table:table-row>
        <table:table-row table:style-name="AROW-0" table:number-rows-repeated="91">
          <table:table-cell table:number-columns-repeated="128"/>
        </table:table-row>
        <table:named-expressions>
          <table:named-expression table:name="Print_Area" table:expression="of:=#REF!" table:base-cell-address="$'BAJAS'.$A$1"/>
          <table:named-expression table:name="Sheet_Title" table:expression="of:=&quot;BAJAS&quot;" table:base-cell-address="$'BAJAS'.$A$1"/>
        </table:named-expressions>
        <gnm:selections gnm:cursor-col="0" gnm:cursor-row="35">
          <gnm:selection gnm:start-col="0" gnm:start-row="35" gnm:end-col="0" gnm:end-row="35"/>
        </gnm:selections>
      </table:table>
      <table:table table:name="ALTAS" table:style-name="ta-0x7f823df42220" table:print="true">
        <office:forms form:automatic-focus="false" form:apply-design-mode="false">
          <form:form/>
        </office:forms>
        <table:table-column table:default-cell-style-name="ACE-0x7f823df436f8" table:style-name="ACOL-9"/>
        <table:table-column table:default-cell-style-name="ACE-0x7f823df436f8" table:style-name="ACOL-10"/>
        <table:table-column table:default-cell-style-name="ACE-0x7f823df436f8" table:style-name="ACOL-11"/>
        <table:table-column table:default-cell-style-name="ACE-0x7f823df436f8" table:style-name="ACOL-12"/>
        <table:table-column table:default-cell-style-name="ACE-0x7f823df436f8" table:style-name="ACOL-13"/>
        <table:table-column table:default-cell-style-name="ACE-0x7f823df436f8" table:style-name="ACOL-8"/>
        <table:table-column table:default-cell-style-name="ACE-0x7f823df436f8" table:style-name="ACOL-8" table:number-columns-repeated="122"/>
        <table:table-row table:style-name="AROW-3">
          <table:table-cell table:style-name="ACE-0x7f823df436f8" office:value-type="string">
            <text:p>NUM DE SERIE</text:p>
          </table:table-cell>
          <table:table-cell table:style-name="ACE-0x7f823df436f8" office:value-type="string">
            <text:p>MARCA</text:p>
          </table:table-cell>
          <table:table-cell table:style-name="ACE-0x7f823df436f8" office:value-type="string">
            <text:p>MODELO</text:p>
          </table:table-cell>
          <table:table-cell table:style-name="ACE-0x7f823df436f8" office:value-type="string">
            <text:p>TIPO</text:p>
          </table:table-cell>
          <table:table-cell table:style-name="ACE-0x7f823df436f8" office:value-type="string">
            <text:p>ESTADO</text:p>
          </table:table-cell>
          <table:table-cell table:style-name="ACE-0x7f823df436f8" office:value-type="string">
            <text:p>FALL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string">
            <text:p>JNZYR0012</text:p>
          </table:table-cell>
          <table:table-cell table:style-name="ACE-0x7f823df436f8" office:value-type="string">
            <text:p>LOGITECH</text:p>
          </table:table-cell>
          <table:table-cell table:style-name="ACE-0x7f823df436f8" office:value-type="string">
            <text:p>K520</text:p>
          </table:table-cell>
          <table:table-cell table:style-name="ACE-0x7f823df436f8" office:value-type="string">
            <text:p>TECLADO</text:p>
          </table:table-cell>
          <table:table-cell table:style-name="ACE-0x7f823df436f8" office:value-type="string">
            <text:p>FUNCIONA</text:p>
          </table:table-cell>
          <table:table-cell table:style-name="ACE-0x7f823df436f8" office:value-type="string">
            <text:p>N/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string">
            <text:p>INZMR0014</text:p>
          </table:table-cell>
          <table:table-cell table:style-name="ACE-0x7f823df436f8" office:value-type="string">
            <text:p>LOGITECH</text:p>
          </table:table-cell>
          <table:table-cell table:style-name="ACE-0x7f823df436f8" office:value-type="string">
            <text:p>M310</text:p>
          </table:table-cell>
          <table:table-cell table:style-name="ACE-0x7f823df436f8" office:value-type="string">
            <text:p>MOUSE</text:p>
          </table:table-cell>
          <table:table-cell table:style-name="ACE-0x7f823df436f8" office:value-type="string">
            <text:p>FUNCIONA</text:p>
          </table:table-cell>
          <table:table-cell table:style-name="ACE-0x7f823df436f8" office:value-type="string">
            <text:p>N/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string">
            <text:p>JNZYR0012</text:p>
          </table:table-cell>
          <table:table-cell table:style-name="ACE-0x7f823df436f8" office:value-type="string">
            <text:p>LOGITECH</text:p>
          </table:table-cell>
          <table:table-cell table:style-name="ACE-0x7f823df436f8" office:value-type="string">
            <text:p>K520</text:p>
          </table:table-cell>
          <table:table-cell table:style-name="ACE-0x7f823df436f8" office:value-type="string">
            <text:p>TECLADO</text:p>
          </table:table-cell>
          <table:table-cell table:style-name="ACE-0x7f823df436f8" office:value-type="string">
            <text:p>SIN BATERIA</text:p>
          </table:table-cell>
          <table:table-cell table:style-name="ACE-0x7f823df436f8" office:value-type="string">
            <text:p>N/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string">
            <text:p>JNZMR0014</text:p>
          </table:table-cell>
          <table:table-cell table:style-name="ACE-0x7f823df436f8" office:value-type="string">
            <text:p>LOGITECH</text:p>
          </table:table-cell>
          <table:table-cell table:style-name="ACE-0x7f823df436f8" office:value-type="string">
            <text:p>M310</text:p>
          </table:table-cell>
          <table:table-cell table:style-name="ACE-0x7f823df436f8" office:value-type="string">
            <text:p>MOUSE</text:p>
          </table:table-cell>
          <table:table-cell table:style-name="ACE-0x7f823df436f8" office:value-type="string">
            <text:p>SIN BATERIA</text:p>
          </table:table-cell>
          <table:table-cell table:style-name="ACE-0x7f823df436f8" office:value-type="string">
            <text:p>N/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string">
            <text:p>LXPTW01001017086C32500</text:p>
          </table:table-cell>
          <table:table-cell table:style-name="ACE-0x7f823df436f8" office:value-type="string">
            <text:p>ACER</text:p>
          </table:table-cell>
          <table:table-cell table:style-name="ACE-0x7f823df436f8" office:value-type="string">
            <text:p>ASPIRE 5745-5946</text:p>
          </table:table-cell>
          <table:table-cell table:style-name="ACE-0x7f823df436f8" office:value-type="string">
            <text:p>LAPTOP</text:p>
          </table:table-cell>
          <table:table-cell table:style-name="ACE-0x7f823df436f8" office:value-type="string">
            <text:p>FUNCIONA</text:p>
          </table:table-cell>
          <table:table-cell table:style-name="ACE-0x7f823df436f8" office:value-type="string">
            <text:p>NO LE SIRVE LA BATERI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float" office:value="359403092702">
            <text:p>359403092702</text:p>
          </table:table-cell>
          <table:table-cell table:style-name="ACE-0x7f823df436f8" office:value-type="string">
            <text:p>TRUEBASIX</text:p>
          </table:table-cell>
          <table:table-cell table:style-name="ACE-0x7f823df436f8" office:value-type="string">
            <text:p>TXM-350</text:p>
          </table:table-cell>
          <table:table-cell table:style-name="ACE-0x7f823df436f8" office:value-type="string">
            <text:p>MOUSE</text:p>
          </table:table-cell>
          <table:table-cell table:style-name="ACE-0x7f823df436f8" office:value-type="string">
            <text:p>FUNCIONA</text:p>
          </table:table-cell>
          <table:table-cell table:style-name="ACE-0x7f823df436f8" office:value-type="string">
            <text:p>N/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string">
            <text:p>MXL73302BL</text:p>
          </table:table-cell>
          <table:table-cell table:style-name="ACE-0x7f823df436f8" office:value-type="string">
            <text:p>HP</text:p>
          </table:table-cell>
          <table:table-cell table:style-name="ACE-0x7f823df436f8" office:value-type="string">
            <text:p>COMPAQ</text:p>
          </table:table-cell>
          <table:table-cell table:style-name="ACE-0x7f823df436f8" office:value-type="string">
            <text:p>CPU</text:p>
          </table:table-cell>
          <table:table-cell table:style-name="ACE-0x7f823df436f8" office:value-type="string">
            <text:p>FUNCIONA</text:p>
          </table:table-cell>
          <table:table-cell table:style-name="ACE-0x7f823df436f8" office:value-type="string">
            <text:p>N/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float" office:value="12030017119">
            <text:p>12030017119</text:p>
          </table:table-cell>
          <table:table-cell table:style-name="ACE-0x7f823df436f8" office:value-type="string">
            <text:p>GHIA</text:p>
          </table:table-cell>
          <table:table-cell table:style-name="ACE-0x7f823df436f8" office:value-type="string">
            <text:p>N/A</text:p>
          </table:table-cell>
          <table:table-cell table:style-name="ACE-0x7f823df436f8" office:value-type="string">
            <text:p>TECLADO</text:p>
          </table:table-cell>
          <table:table-cell table:style-name="ACE-0x7f823df436f8" office:value-type="string">
            <text:p>FUNCIONA</text:p>
          </table:table-cell>
          <table:table-cell table:style-name="ACE-0x7f823df436f8" office:value-type="string">
            <text:p>N/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float" office:value="84109658642">
            <text:p>84109658642</text:p>
          </table:table-cell>
          <table:table-cell table:style-name="ACE-0x7f823df436f8" office:value-type="string">
            <text:p>ACER</text:p>
          </table:table-cell>
          <table:table-cell table:style-name="ACE-0x7f823df436f8" office:value-type="string">
            <text:p>V173</text:p>
          </table:table-cell>
          <table:table-cell table:style-name="ACE-0x7f823df436f8" office:value-type="string">
            <text:p>MONITOR</text:p>
          </table:table-cell>
          <table:table-cell table:style-name="ACE-0x7f823df436f8" office:value-type="string">
            <text:p>FUNCIONA</text:p>
          </table:table-cell>
          <table:table-cell table:style-name="ACE-0x7f823df436f8" office:value-type="string">
            <text:p>N/A</text:p>
          </table:table-cell>
          <table:table-cell table:number-columns-repeated="122" table:style-name="ACE-0x7f823df436f8"/>
        </table:table-row>
        <table:table-row table:style-name="AROW-0" table:number-rows-repeated="4">
          <table:table-cell table:number-columns-repeated="128"/>
        </table:table-row>
        <table:table-row table:style-name="AROW-3">
          <table:table-cell table:style-name="ACE-0x7f823df436f8" office:value-type="float" office:value="220.64">
            <text:p>220.64</text:p>
          </table:table-cell>
          <table:table-cell table:style-name="ACE-0x7f823df436f8" office:value-type="string">
            <text:p>QUALTOP1293</text:p>
          </table:table-cell>
          <table:table-cell table:style-name="ACE-0x7f823df436f8" office:value-type="string">
            <text:p>USUARIO 1293</text:p>
          </table:table-cell>
          <table:table-cell table:number-columns-repeated="125" table:style-name="ACE-0x7f823df436f8"/>
        </table:table-row>
        <table:table-row table:style-name="AROW-0" table:number-rows-repeated="113">
          <table:table-cell table:number-columns-repeated="128"/>
        </table:table-row>
        <table:named-expressions>
          <table:named-expression table:name="Print_Area" table:expression="of:=#REF!" table:base-cell-address="$'ALTAS'.$A$1"/>
          <table:named-expression table:name="Sheet_Title" table:expression="of:=&quot;ALTAS&quot;" table:base-cell-address="$'ALTAS'.$A$1"/>
        </table:named-expressions>
        <gnm:selections gnm:cursor-col="0" gnm:cursor-row="10">
          <gnm:selection gnm:start-col="0" gnm:start-row="10" gnm:end-col="0" gnm:end-row="1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823df0384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7f823e6a975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823df42030" style:display-name="BAJAS" style:page-layout-name="pl-0x7f823df038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  <style:master-page style:name="ta-mp-0x7f823df42220" style:display-name="ALTAS" style:page-layout-name="pl-0x7f823e6a97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3-18T20:23:07Z</dc:date>
    <meta:creation-date>2015-03-17T14:46:12Z</meta:creation-date>
    <meta:editing-cycles>3</meta:editing-cycles>
    <meta:editing-duration>PT1M18S</meta:editing-duration>
    <meta:generator>gnumeric/1.12.9</meta:generator>
  </office:meta>
</office:document-meta>
</file>